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2379d4" officeooo:paragraph-rsid="0000932e"/>
    </style:style>
    <style:style style:name="P2" style:family="paragraph" style:parent-style-name="Standard">
      <style:text-properties style:font-name="Times New Roman" officeooo:rsid="002379d4" officeooo:paragraph-rsid="0000932e"/>
    </style:style>
    <style:style style:name="P3" style:family="paragraph" style:parent-style-name="Standard">
      <style:text-properties style:font-name="Times New Roman" officeooo:rsid="002379d4" officeooo:paragraph-rsid="00009550"/>
    </style:style>
    <style:style style:name="P4" style:family="paragraph" style:parent-style-name="Standard">
      <style:text-properties style:font-name="Times New Roman" officeooo:rsid="0024acb0" officeooo:paragraph-rsid="0000932e"/>
    </style:style>
    <style:style style:name="P5" style:family="paragraph" style:parent-style-name="Standard">
      <style:text-properties style:font-name="Times New Roman" officeooo:rsid="0024acb0" officeooo:paragraph-rsid="00009550"/>
    </style:style>
    <style:style style:name="P6" style:family="paragraph" style:parent-style-name="Standard">
      <style:text-properties style:font-name="Times New Roman" officeooo:rsid="00272456" officeooo:paragraph-rsid="0000932e"/>
    </style:style>
    <style:style style:name="P7" style:family="paragraph" style:parent-style-name="Standard">
      <style:text-properties style:font-name="Times New Roman" officeooo:rsid="00272456" officeooo:paragraph-rsid="00009550"/>
    </style:style>
    <style:style style:name="P8" style:family="paragraph" style:parent-style-name="Standard">
      <style:text-properties style:font-name="Times New Roman" officeooo:rsid="00272456" officeooo:paragraph-rsid="0001745c"/>
    </style:style>
    <style:style style:name="P9" style:family="paragraph" style:parent-style-name="Standard">
      <style:text-properties style:font-name="Times New Roman" officeooo:rsid="0029bc9b" officeooo:paragraph-rsid="0000932e"/>
    </style:style>
    <style:style style:name="P10" style:family="paragraph" style:parent-style-name="Standard">
      <style:text-properties style:font-name="Times New Roman" officeooo:rsid="0029bc9b" officeooo:paragraph-rsid="00009550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officeooo:rsid="00009550" officeooo:paragraph-rsid="00009550"/>
    </style:style>
    <style:style style:name="P12" style:family="paragraph" style:parent-style-name="Standard">
      <style:paragraph-properties fo:break-before="page"/>
      <style:text-properties style:font-name="Times New Roman" officeooo:rsid="0029bc9b" officeooo:paragraph-rsid="00009550"/>
    </style:style>
    <style:style style:name="T1" style:family="text">
      <style:text-properties officeooo:rsid="0027d45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60c60" style:font-size-asian="14pt" style:font-weight-asian="bold" style:font-size-complex="14pt" style:font-weight-complex="bold"/>
    </style:style>
    <style:style style:name="T4" style:family="text">
      <style:text-properties officeooo:rsid="00260c60"/>
    </style:style>
    <style:style style:name="T5" style:family="text">
      <style:text-properties officeooo:rsid="0000932e"/>
    </style:style>
    <style:style style:name="T6" style:family="text">
      <style:text-properties officeooo:rsid="0014f3d1"/>
    </style:style>
    <style:style style:name="T7" style:family="text">
      <style:text-properties officeooo:rsid="00009550"/>
    </style:style>
    <style:style style:name="T8" style:family="text">
      <style:text-properties officeooo:rsid="00017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INIMUM</text:span></text:p>
      <text:p text:style-name="P2"><text:span text:style-name="T3"/></text:p>
      <text:p text:style-name="P4">CLONATION <text:span text:style-name="T4">vers le HDD</text:span></text:p>
      <text:p text:style-name="P4"/>
      <text:p text:style-name="P4"><text:tab/>git clone <text:span text:style-name="T1">nomdudepot</text:span></text:p>
      <text:p text:style-name="P4"/>
      <text:p text:style-name="P4"/>
      <text:p text:style-name="P6">UPDATE vers le HDD</text:p>
      <text:p text:style-name="P6"/>
      <text:p text:style-name="P6"><text:tab/>git status</text:p>
      <text:p text:style-name="P6"><text:tab/>git pull</text:p>
      <text:p text:style-name="P6"/>
      <text:p text:style-name="P6">CREER sur Github</text:p>
      <text:p text:style-name="P6"/>
      <text:p text:style-name="P6"><text:tab/><text:span text:style-name="T5">git init</text:span></text:p>
      <text:p text:style-name="P6"><text:tab/><text:span text:style-name="T5">git add -A</text:span></text:p>
      <text:p text:style-name="P6"><text:tab/><text:span text:style-name="T6">git commit -m « message à montrer »</text:span></text:p>
      <text:p text:style-name="P6"><text:tab/><text:span text:style-name="T5">git remote add futurnomdudepot liendudepot</text:span></text:p>
      <text:p text:style-name="P6"><text:tab/><text:span text:style-name="T5">git push <text:s/>futurnomdudepot master</text:span></text:p>
      <text:p text:style-name="P6"/>
      <text:p text:style-name="P6"/>
      <text:p text:style-name="P6">ENVOYER 1ere fois sur GitHub</text:p>
      <text:p text:style-name="P6"><text:tab/></text:p>
      <text:p text:style-name="P6"><text:tab/><text:span text:style-name="T1">git checkout -b nom_nouvelle_branche</text:span></text:p>
      <text:p text:style-name="P6"><text:tab/><text:span text:style-name="T1">git add nomdudossier/</text:span></text:p>
      <text:p text:style-name="P6"><text:tab/><text:span text:style-name="T1">git commit -m « Message »</text:span></text:p>
      <text:p text:style-name="P6"><text:tab/><text:span text:style-name="T1">git push nomdudepot nomdelabranche</text:span></text:p>
      <text:p text:style-name="P6"/>
      <text:p text:style-name="P9">UPDATE sur GitHub</text:p>
      <text:p text:style-name="P9"/>
      <text:p text:style-name="P9"><text:tab/>git add nomdufichier nomdufichier nomdufichier</text:p>
      <text:p text:style-name="P9"><text:tab/><text:span text:style-name="T1">git commit -m «</text:span>Modifications faites<text:span text:style-name="T1">»</text:span></text:p>
      <text:p text:style-name="P9"><text:tab/><text:span text:style-name="T1">git push nomdudepot nomdelabranche</text:span></text:p>
      <text:p text:style-name="P9"/>
      <text:p text:style-name="P9"/>
      <text:p text:style-name="P11"><text:span text:style-name="T2">ANALYSE</text:span></text:p>
      <text:p text:style-name="P3"><text:span text:style-name="T3"/></text:p>
      <text:p text:style-name="P5"><text:tab/><text:tab/><text:span text:style-name="T7">Tout en local tant que pas de push</text:span></text:p>
      <text:p text:style-name="P5"/>
      <text:p text:style-name="P5">CLONATION <text:span text:style-name="T4">vers le HDD</text:span></text:p>
      <text:p text:style-name="P5"/>
      <text:p text:style-name="P5"><text:tab/>git clone <text:span text:style-name="T1">nomdudepot <text:tab/>//nomdudepot qu’on a rentré avec liendudepot si doute alors </text:span></text:p>
      <text:p text:style-name="P5"><text:tab/><text:tab/><text:span text:style-name="T7">git remove -v <text:tab/><text:tab/>//pour lister les nomdesdépots avec les liendudepot associé</text:span></text:p>
      <text:p text:style-name="P5"/>
      <text:p text:style-name="P7">UPDATE vers le HDD</text:p>
      <text:p text:style-name="P7"/>
      <text:p text:style-name="P7"><text:tab/>git status <text:tab/>//<text:span text:style-name="T7">pour voir la différence avec le GitHub // si on veut des details alors</text:span></text:p>
      <text:p text:style-name="P7"><text:tab/><text:tab/><text:span text:style-name="T8">git diff</text:span></text:p>
      <text:p text:style-name="P7"><text:tab/>git pull <text:tab/>//<text:span text:style-name="T7">pour mettre à jour depuis GitHub</text:span></text:p>
      <text:p text:style-name="P7"/>
      <text:p text:style-name="P7">CREER <text:span text:style-name="T7">nouveau dépot </text:span>sur Github</text:p>
      <text:p text:style-name="P7"/>
      <text:p text:style-name="P7"><text:tab/><text:span text:style-name="T5">git init <text:tab/><text:tab/><text:tab/><text:tab/>//pour préparer</text:span></text:p>
      <text:p text:style-name="P7"><text:tab/><text:span text:style-name="T5">git add -A <text:tab/><text:tab/><text:tab/>//pour mettre les fichier du dossier sur la RAM //-A = tous les fichier du ll</text:span></text:p>
      <text:p text:style-name="P7"><text:tab/><text:span text:style-name="T6">git commit -m « message à montrer » <text:tab/>//Pour associer des commentaires aux fichier sur la RAM</text:span></text:p>
      <text:p text:style-name="P7"><text:tab/><text:span text:style-name="T5">git remote add futurnomdudepot liendudepot //Pour nommer facilement le dépot (lien fini en ,git)</text:span></text:p>
      <text:p text:style-name="P7"><text:tab/><text:span text:style-name="T5">git push <text:s/>futurnomdudepot master<text:tab/>//pour envoyer notre branche master sur notre Github et donc le creer</text:span></text:p>
      <text:p text:style-name="P7"/>
      <text:p text:style-name="P7"/>
      <text:p text:style-name="P7">ENVOYER 1ere fois sur GitHub</text:p>
      <text:p text:style-name="P7"><text:tab/></text:p>
      <text:p text:style-name="P7"><text:tab/><text:span text:style-name="T1">git checkout -b nom_nouvelle_branche <text:tab/><text:tab/>//Pour garder la branche master saine</text:span></text:p>
      <text:p text:style-name="P7"><text:tab/><text:span text:style-name="T1">git add nomdudossier/<text:tab/><text:tab/>//ATTENTION au / pour les dossier</text:span></text:p>
      <text:p text:style-name="P7"><text:tab/><text:span text:style-name="T1">git commit -m « Message »<text:tab/><text:tab/>//Généralement ivi rien ou V1</text:span></text:p>
      <text:p text:style-name="P7"><text:tab/><text:span text:style-name="T1">git push nomdudepot nomdelabranche<text:tab/>//nom de la branche actuelle en bleu<text:tab/>//si doute dans le nomdudepot</text:span></text:p>
      <text:p text:style-name="P8"><text:tab/><text:tab/><text:span text:style-name="T7">git remove -v <text:tab/><text:tab/>//pour lister les nomdesdépots avec les liendudepot associé</text:span></text:p>
      <text:p text:style-name="P7"/>
      <text:p text:style-name="P10">UPDATE sur GitHub</text:p>
      <text:p text:style-name="P10"/>
      <text:p text:style-name="P10"><text:tab/>git add nomdufichier nomdufichier nomdufichier<text:tab/><text:tab/>//<text:span text:style-name="T8">plusieurs fichiers d’1 coup avec des espaces</text:span></text:p>
      <text:p text:style-name="P10"><text:tab/><text:span text:style-name="T1">git commit -m «</text:span>Modifications faites<text:span text:style-name="T1">»</text:span></text:p>
      <text:p text:style-name="P10"><text:tab/><text:span text:style-name="T1">git push nomdudepot nomdelabranche</text:span></text:p>
      <text:p text:style-name="P10"/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12-24T16:57:37.157000000</dc:date>
    <meta:editing-duration>PT39M19S</meta:editing-duration>
    <meta:editing-cycles>3</meta:editing-cycles>
    <meta:document-statistic meta:table-count="0" meta:image-count="0" meta:object-count="0" meta:page-count="3" meta:paragraph-count="48" meta:word-count="307" meta:character-count="1929" meta:non-whitespace-character-count="1605"/>
  </office:meta>
</office:document-meta>
</file>